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5b252"/>
    </style:style>
    <style:style style:name="P3" style:family="paragraph" style:parent-style-name="Standard">
      <style:text-properties officeooo:paragraph-rsid="0017a83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3572d2" style:font-weight-asian="bold" style:font-weight-complex="bold"/>
    </style:style>
    <style:style style:name="P6" style:family="paragraph" style:parent-style-name="Standard">
      <style:text-properties officeooo:paragraph-rsid="001968b1"/>
    </style:style>
    <style:style style:name="P7" style:family="paragraph" style:parent-style-name="Standard">
      <style:text-properties officeooo:paragraph-rsid="0048e86e"/>
    </style:style>
    <style:style style:name="P8" style:family="paragraph" style:parent-style-name="Standard">
      <style:text-properties officeooo:rsid="00618c70" officeooo:paragraph-rsid="00731df7"/>
    </style:style>
    <style:style style:name="P9" style:family="paragraph" style:parent-style-name="Standard">
      <style:text-properties officeooo:paragraph-rsid="001968b1"/>
    </style:style>
    <style:style style:name="P10" style:family="paragraph" style:parent-style-name="Standard">
      <style:text-properties officeooo:rsid="00774c02" officeooo:paragraph-rsid="00774c02"/>
    </style:style>
    <style:style style:name="P11" style:family="paragraph" style:parent-style-name="Standard">
      <style:text-properties officeooo:paragraph-rsid="007f49d4"/>
    </style:style>
    <style:style style:name="P12" style:family="paragraph" style:parent-style-name="Standard">
      <style:text-properties fo:font-weight="bold" officeooo:rsid="007c5a5a" officeooo:paragraph-rsid="007c5a5a" style:font-weight-asian="bold" style:font-weight-complex="bold"/>
    </style:style>
    <style:style style:name="P13" style:family="paragraph" style:parent-style-name="Standard">
      <style:text-properties fo:font-weight="bold" officeooo:rsid="00731df7" officeooo:paragraph-rsid="00731df7" style:font-weight-asian="bold" style:font-weight-complex="bold"/>
    </style:style>
    <style:style style:name="P14" style:family="paragraph" style:parent-style-name="Standard">
      <style:text-properties fo:font-weight="bold" officeooo:paragraph-rsid="007f7068" style:font-weight-asian="bold" style:font-weight-complex="bold"/>
    </style:style>
    <style:style style:name="P15" style:family="paragraph" style:parent-style-name="Standard">
      <style:text-properties fo:font-weight="bold" officeooo:rsid="00618c70" officeooo:paragraph-rsid="00731df7" style:font-weight-asian="bold" style:font-weight-complex="bold"/>
    </style:style>
    <style:style style:name="P16" style:family="paragraph" style:parent-style-name="Standard">
      <style:text-properties officeooo:paragraph-rsid="007f7068"/>
    </style:style>
    <style:style style:name="P17" style:family="paragraph" style:parent-style-name="Standard">
      <style:text-properties officeooo:rsid="007f7068" officeooo:paragraph-rsid="007f7068"/>
    </style:style>
    <style:style style:name="P18" style:family="paragraph" style:parent-style-name="Standard">
      <style:text-properties officeooo:paragraph-rsid="008075a1"/>
    </style:style>
    <style:style style:name="P19" style:family="paragraph" style:parent-style-name="Standard">
      <style:text-properties officeooo:paragraph-rsid="00871b61"/>
    </style:style>
    <style:style style:name="P20" style:family="paragraph" style:parent-style-name="Standard">
      <style:text-properties officeooo:paragraph-rsid="0081d79e"/>
    </style:style>
    <style:style style:name="P21" style:family="paragraph" style:parent-style-name="Standard">
      <style:text-properties officeooo:paragraph-rsid="00a9e997"/>
    </style:style>
    <style:style style:name="P22" style:family="paragraph" style:parent-style-name="Standard">
      <style:text-properties officeooo:paragraph-rsid="0083a78a"/>
    </style:style>
    <style:style style:name="P23" style:family="paragraph" style:parent-style-name="Text_20_body">
      <style:text-properties officeooo:paragraph-rsid="0086816a"/>
    </style:style>
    <style:style style:name="T1" style:family="text">
      <style:text-properties officeooo:rsid="0015b2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20cf" style:font-weight-asian="bold" style:font-weight-complex="bold"/>
    </style:style>
    <style:style style:name="T4" style:family="text">
      <style:text-properties fo:font-weight="bold" officeooo:rsid="00247c4f" style:font-weight-asian="bold" style:font-weight-complex="bold"/>
    </style:style>
    <style:style style:name="T5" style:family="text">
      <style:text-properties fo:font-weight="bold" officeooo:rsid="001968b1" style:font-weight-asian="bold" style:font-weight-complex="bold"/>
    </style:style>
    <style:style style:name="T6" style:family="text">
      <style:text-properties officeooo:rsid="001bf70d"/>
    </style:style>
    <style:style style:name="T7" style:family="text">
      <style:text-properties officeooo:rsid="00430c38"/>
    </style:style>
    <style:style style:name="T8" style:family="text">
      <style:text-properties officeooo:rsid="0044fddb"/>
    </style:style>
    <style:style style:name="T9" style:family="text">
      <style:text-properties officeooo:rsid="004710de"/>
    </style:style>
    <style:style style:name="T10" style:family="text">
      <style:text-properties officeooo:rsid="0048618e"/>
    </style:style>
    <style:style style:name="T11" style:family="text">
      <style:text-properties officeooo:rsid="0048e86e"/>
    </style:style>
    <style:style style:name="T12" style:family="text">
      <style:text-properties officeooo:rsid="004a7403"/>
    </style:style>
    <style:style style:name="T13" style:family="text">
      <style:text-properties officeooo:rsid="004a7658"/>
    </style:style>
    <style:style style:name="T14" style:family="text">
      <style:text-properties officeooo:rsid="004e2fc1"/>
    </style:style>
    <style:style style:name="T15" style:family="text">
      <style:text-properties officeooo:rsid="0054609b"/>
    </style:style>
    <style:style style:name="T16" style:family="text">
      <style:text-properties officeooo:rsid="0054db51"/>
    </style:style>
    <style:style style:name="T17" style:family="text">
      <style:text-properties officeooo:rsid="00579f90"/>
    </style:style>
    <style:style style:name="T18" style:family="text">
      <style:text-properties officeooo:rsid="00667b36"/>
    </style:style>
    <style:style style:name="T19" style:family="text">
      <style:text-properties officeooo:rsid="006ddcb9"/>
    </style:style>
    <style:style style:name="T20" style:family="text">
      <style:text-properties officeooo:rsid="007abb4c"/>
    </style:style>
    <style:style style:name="T21" style:family="text">
      <style:text-properties officeooo:rsid="007b08b4"/>
    </style:style>
    <style:style style:name="T22" style:family="text">
      <style:text-properties officeooo:rsid="007f49d4"/>
    </style:style>
    <style:style style:name="T23" style:family="text">
      <style:text-properties officeooo:rsid="007f706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8075a1" style:font-weight-asian="normal" style:font-weight-complex="normal"/>
    </style:style>
    <style:style style:name="T26" style:family="text">
      <style:text-properties fo:font-weight="normal" officeooo:rsid="0081d79e" style:font-weight-asian="normal" style:font-weight-complex="normal"/>
    </style:style>
    <style:style style:name="T27" style:family="text">
      <style:text-properties fo:font-weight="normal" officeooo:rsid="0094be98" style:font-weight-asian="normal" style:font-weight-complex="normal"/>
    </style:style>
    <style:style style:name="T28" style:family="text">
      <style:text-properties fo:font-weight="normal" officeooo:rsid="009857ea" style:font-weight-asian="normal" style:font-weight-complex="normal"/>
    </style:style>
    <style:style style:name="T29" style:family="text">
      <style:text-properties fo:font-weight="normal" officeooo:rsid="009f9088" style:font-weight-asian="normal" style:font-weight-complex="normal"/>
    </style:style>
    <style:style style:name="T30" style:family="text">
      <style:text-properties fo:font-weight="normal" officeooo:rsid="00a0508d" style:font-weight-asian="normal" style:font-weight-complex="normal"/>
    </style:style>
    <style:style style:name="T31" style:family="text">
      <style:text-properties fo:font-weight="normal" officeooo:rsid="00a07168" style:font-weight-asian="normal" style:font-weight-complex="normal"/>
    </style:style>
    <style:style style:name="T32" style:family="text">
      <style:text-properties fo:font-weight="normal" officeooo:rsid="00a22ca6" style:font-weight-asian="normal" style:font-weight-complex="normal"/>
    </style:style>
    <style:style style:name="T33" style:family="text">
      <style:text-properties fo:font-weight="normal" officeooo:rsid="00a49c53" style:font-weight-asian="normal" style:font-weight-complex="normal"/>
    </style:style>
    <style:style style:name="T34" style:family="text">
      <style:text-properties officeooo:rsid="0083a78a"/>
    </style:style>
    <style:style style:name="T35" style:family="text">
      <style:text-properties officeooo:rsid="00845fcd"/>
    </style:style>
    <style:style style:name="T36" style:family="text">
      <style:text-properties fo:font-style="normal" officeooo:rsid="0083a78a" style:font-style-asian="normal" style:font-style-complex="normal"/>
    </style:style>
    <style:style style:name="T37" style:family="text">
      <style:text-properties fo:font-style="normal" officeooo:rsid="0086816a" style:font-style-asian="normal" style:font-style-complex="normal"/>
    </style:style>
    <style:style style:name="T38" style:family="text">
      <style:text-properties fo:font-style="normal" officeooo:rsid="00b230fe" style:font-style-asian="normal" style:font-style-complex="normal"/>
    </style:style>
    <style:style style:name="T39" style:family="text">
      <style:text-properties fo:font-style="normal" officeooo:rsid="00b33698" style:font-style-asian="normal" style:font-style-complex="normal"/>
    </style:style>
    <style:style style:name="T40" style:family="text">
      <style:text-properties fo:font-style="normal" officeooo:rsid="00b42977" style:font-style-asian="normal" style:font-style-complex="normal"/>
    </style:style>
    <style:style style:name="T41" style:family="text">
      <style:text-properties fo:font-style="normal" officeooo:rsid="00b517d0" style:font-style-asian="normal" style:font-style-complex="normal"/>
    </style:style>
    <style:style style:name="T42" style:family="text">
      <style:text-properties officeooo:rsid="0086816a"/>
    </style:style>
    <style:style style:name="T43" style:family="text">
      <style:text-properties officeooo:rsid="00871b61"/>
    </style:style>
    <style:style style:name="T44" style:family="text">
      <style:text-properties officeooo:rsid="0089d41f"/>
    </style:style>
    <style:style style:name="T45" style:family="text">
      <style:text-properties officeooo:rsid="008bb540"/>
    </style:style>
    <style:style style:name="T46" style:family="text">
      <style:text-properties officeooo:rsid="0094be98"/>
    </style:style>
    <style:style style:name="T47" style:family="text">
      <style:text-properties officeooo:rsid="0099c1f6"/>
    </style:style>
    <style:style style:name="T48" style:family="text">
      <style:text-properties officeooo:rsid="009bb549"/>
    </style:style>
    <style:style style:name="T49" style:family="text">
      <style:text-properties officeooo:rsid="00a806e2"/>
    </style:style>
    <style:style style:name="T50" style:family="text">
      <style:text-properties officeooo:rsid="00a9e997"/>
    </style:style>
    <style:style style:name="T51" style:family="text">
      <style:text-properties officeooo:rsid="00aabcf0"/>
    </style:style>
    <style:style style:name="T52" style:family="text">
      <style:text-properties officeooo:rsid="00ac2897"/>
    </style:style>
    <style:style style:name="T53" style:family="text">
      <style:text-properties officeooo:rsid="00addef7"/>
    </style:style>
    <style:style style:name="T54" style:family="text">
      <style:text-properties fo:font-style="italic" officeooo:rsid="0083a78a" style:font-style-asian="italic" style:font-style-complex="italic"/>
    </style:style>
    <style:style style:name="T55" style:family="text">
      <style:text-properties fo:font-style="italic" officeooo:rsid="00845fcd" style:font-style-asian="italic" style:font-style-complex="italic"/>
    </style:style>
    <style:style style:name="T56" style:family="text">
      <style:text-properties fo:font-style="italic" officeooo:rsid="00862c3d" style:font-style-asian="italic" style:font-style-complex="italic"/>
    </style:style>
    <style:style style:name="T57" style:family="text">
      <style:text-properties fo:font-style="italic" officeooo:rsid="00b230fe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McClue</text:p>
      <text:p text:style-name="P2">0404316124 | re.mcclue@protonmail.com | <text:span text:style-name="T1">Sydney, NSW |</text:span></text:p>
      <text:p text:style-name="P2"><text:s/>github.com/ryan-mcclue | linkedin.com/in/ryan-mcclue/</text:p>
      <text:p text:style-name="P2"/>
      <text:p text:style-name="P3"><text:span text:style-name="T2">E</text:span><text:span text:style-name="T3">DUCATION</text:span></text:p>
      <text:p text:style-name="P6"><text:span text:style-name="T2">Bachelor of Computer Science</text:span> <text:s text:c="90"/><text:span text:style-name="T5">2021-2024</text:span></text:p>
      <text:p text:style-name="P6">University of New South Wales, <text:span text:style-name="T17">WAM: </text:span><text:span text:style-name="T19">85</text:span></text:p>
      <text:p text:style-name="P8"/>
      <text:p text:style-name="P12">GROUP PROJECTS</text:p>
      <text:p text:style-name="P13"><text:span text:style-name="T20">CRUD Website </text:span><text:span text:style-name="T23">2021</text:span></text:p>
      <text:p text:style-name="P17"><text:span text:style-name="T24">Forum-style websit</text:span><text:span text:style-name="T28">e</text:span><text:span text:style-name="T24"> with full CRUD functionality using Python Flask.</text:span></text:p>
      <text:p text:style-name="P18"><text:span text:style-name="T25">Led design efforts in a team of 5, </text:span><text:span text:style-name="T29">coding a </text:span><text:span text:style-name="T31">generic request parser</text:span><text:span text:style-name="T30"> that simplified</text:span><text:span text:style-name="T29"> </text:span><text:span text:style-name="T30">adding </text:span><text:span text:style-name="T25">RESTful </text:span><text:span text:style-name="T31">API</text:span><text:span text:style-name="T25"> </text:span><text:span text:style-name="T30">endpoints </text:span><text:span text:style-name="T31">under TDD</text:span><text:span text:style-name="T25">.</text:span></text:p>
      <text:p text:style-name="P20"><text:span text:style-name="T27">Organised</text:span><text:span text:style-name="T26"> </text:span><text:span text:style-name="T32">A</text:span><text:span text:style-name="T26">gile sprints </text:span><text:span text:style-name="T33">and code reviews</text:span><text:span text:style-name="T26"> </text:span><text:span text:style-name="T32">through MS teams and Trello, </text:span><text:span text:style-name="T33">providing a streamlined workflow</text:span><text:span text:style-name="T26"> </text:span><text:span text:style-name="T33">to ensure adaptable code.</text:span></text:p>
      <text:p text:style-name="P10"/>
      <text:p text:style-name="P15"><text:span text:style-name="T21">M</text:span>icrocontroller <text:span text:style-name="T21">T</text:span><text:span text:style-name="T18">raffic </text:span><text:span text:style-name="T21">C</text:span><text:span text:style-name="T18">ontroller </text:span><text:span text:style-name="T23">2022</text:span></text:p>
      <text:p text:style-name="P19"><text:span text:style-name="T47">T</text:span><text:span text:style-name="T43">raffic controller </text:span><text:span text:style-name="T47">simulation</text:span><text:span text:style-name="T43"> using </text:span><text:span text:style-name="T49">8bit-</text:span><text:span text:style-name="T43">AVR assembly on Arduino </text:span><text:span text:style-name="T48">platform.</text:span></text:p>
      <text:p text:style-name="P21"><text:span text:style-name="T49">I</text:span><text:span text:style-name="T22">mplemented</text:span><text:span text:style-name="T50"> a </text:span><text:span text:style-name="T22">queue </text:span><text:span text:style-name="T51">data structure </text:span><text:span text:style-name="T53">(what size) </text:span><text:span text:style-name="T51">in assembly that stored data in</text:span><text:span text:style-name="T50"> RAM, providing group of 4 with a simple way to manage program </text:span><text:span text:style-name="T51">state exceeding the 1k stack size </text:span><text:span text:style-name="T52">and implement more complicated logic.</text:span></text:p>
      <text:p text:style-name="P11"/>
      <text:p text:style-name="P14"><text:span text:style-name="T35">Custom </text:span><text:span text:style-name="T20">Object Detection Algorithm </text:span><text:span text:style-name="T23">2023</text:span></text:p>
      <text:p text:style-name="P22"><text:span text:style-name="T54">Ensemble </text:span><text:span text:style-name="T55">l</text:span><text:span text:style-name="T56">earning </text:span><text:span text:style-name="T57">penguin/turtle computer vision</text:span><text:span text:style-name="T56"> algorithm using OpenCV and PyTorch.</text:span></text:p>
      <text:p text:style-name="P23"><text:span text:style-name="T36">Designed </text:span><text:span text:style-name="T38">a</text:span><text:span text:style-name="T37"> </text:span><text:span text:style-name="T36">genetic algorithm </text:span><text:span text:style-name="T38">that </text:span><text:span text:style-name="T39">approximated</text:span><text:span text:style-name="T36"> bounding boxes </text:span><text:span text:style-name="T38">of animals, </text:span><text:span text:style-name="T39">providing team of 4 with </text:span><text:span text:style-name="T40">annotated</text:span><text:span text:style-name="T39"> training data for </text:span><text:span text:style-name="T41">the</text:span><text:span text:style-name="T39"> neural network and decision tree </text:span><text:span text:style-name="T41">stages of the detector.</text:span></text:p>
      <text:p text:style-name="P11"/>
      <text:p text:style-name="P4"><text:span text:style-name="T6">SKILLS DEMONSTRATED</text:span> </text:p>
      <text:p text:style-name="Standard"><text:span text:style-name="T2">Music Player GUI</text:span> <text:s text:c="120"/><text:span text:style-name="T2">2024</text:span> </text:p>
      <text:p text:style-name="Standard">Created a <text:span text:style-name="T7">linux</text:span> music visualiser in C/C++ <text:span text:style-name="T15">FFT</text:span>. <text:s/>→<text:span text:style-name="T15"> problem solving</text:span></text:p>
      <text:p text:style-name="P7">Im<text:span text:style-name="T16">p</text:span>lemented an immediate mode UI from scratch using low-level graphics APIs resulting in a responsive user experience. <text:span text:style-name="T11"><text:s/>→ </text:span><text:span text:style-name="T13">user experience</text:span></text:p>
      <text:p text:style-name="Standard"><text:span text:style-name="T9">Halved </text:span><text:span text:style-name="T8">l</text:span><text:span text:style-name="T9">oading/parsing time of 2million entry dataset file </text:span><text:span text:style-name="T10">from 30ms to 14ms using multithreaded read and compute. →</text:span><text:span text:style-name="T12"> performance</text:span></text:p>
      <text:p text:style-name="Standard">Improved code integrity by incorporating a CI pipeline that performed static analysis, enhancing security. →<text:span text:style-name="T14"> security</text:span></text:p>
      <text:p text:style-name="Standard"><text:span text:style-name="T2"/></text:p>
      <text:p text:style-name="Standard"><text:span text:style-name="T2">Marine Technician - Royal Australian Na</text:span><text:span text:style-name="T4">vy <text:s text:c="77"/></text:span><text:span text:style-name="T2">2020</text:span></text:p>
      <text:p text:style-name="Standard">Lead class of 24 by coordinating marching drills and other basic training fundamentals,</text:p>
      <text:p text:style-name="Standard">demonstrating strong communication skills.</text:p>
      <text:p text:style-name="Standard">Worked in a team of 6 to clean living areas, perform kit maintenance and provide peer support, </text:p>
      <text:p text:style-name="Standard">learning how to collaborate in a team environment.</text:p>
      <text:p text:style-name="Standard">Performed weekly early morning activities at 4am and completed milestone events</text:p>
      <text:p text:style-name="P16">involving physical and mental evaluations resulting in an appreciation for challenging work.</text:p>
      <text:p text:style-name="Standard"/>
      <text:p text:style-name="P5">VOLUNTEER WORK</text:p>
      <text:p text:style-name="Standard"><text:span text:style-name="T2">Guide Dogs NSW/ACT</text:span> <text:s text:c="102"/><text:span text:style-name="T2">2014-2022</text:span></text:p>
      <text:p text:style-name="Standard">Assisted with puppy raising Labrador till 24months old. </text:p>
      <text:p text:style-name="Standard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05T14:02:41.470663413</dc:date>
    <meta:editing-duration>PT2H21M40S</meta:editing-duration>
    <meta:editing-cycles>123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343" meta:character-count="2750" meta:non-whitespace-character-count="2045"/>
  </office:meta>
</office:document-meta>
</file>